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95.0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5.26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2.76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44.1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lohpi_bom_group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13" table:number-columns-repeated="100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<text:s/>Footprint</text:p>
          </table:table-cell>
          <table:table-cell table:style-name="ce4" office:value-type="string" calcext:value-type="string">
            <text:p>Datasheet</text:p>
          </table:table-cell>
          <table:table-cell table:style-name="ce4" office:value-type="string" calcext:value-type="string">
            <text:p><text:s/>Voltage</text:p>
          </table:table-cell>
          <table:table-cell table:style-name="ce4" office:value-type="string" calcext:value-type="string">
            <text:p><text:s/>I</text:p>
          </table:table-cell>
          <table: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anufacturer</text:p>
            <text:p>Code</text:p>
          </table:table-cell>
          <table:table-cell table:style-name="ce4" office:value-type="string" calcext:value-type="string">
            <text:p>Manufacturer</text:p>
            <text:p>Link</text:p>
          </table:table-cell>
          <table:table-cell table:style-name="ce4"/>
          <table:table-cell table:style-name="ce4" office:value-type="string" calcext:value-type="string">
            <text:p>Supplier 1</text:p>
          </table:table-cell>
          <table:table-cell table:style-name="ce4" office:value-type="string" calcext:value-type="string">
            <text:p>Supplier 1</text:p>
            <text:p>Code</text:p>
          </table:table-cell>
          <table:table-cell table:style-name="ce4" office:value-type="string" calcext:value-type="string">
            <text:p>Supplier 1</text:p>
            <text:p>Link</text:p>
          </table:table-cell>
          <table:table-cell table:style-name="ce4"/>
          <table:table-cell table:style-name="ce4" office:value-type="string" calcext:value-type="string">
            <text:p>Supplier 2</text:p>
          </table:table-cell>
          <table:table-cell table:style-name="ce4" office:value-type="string" calcext:value-type="string">
            <text:p>Supplier 2</text:p>
            <text:p>Code</text:p>
          </table:table-cell>
          <table:table-cell table:style-name="ce4" office:value-type="string" calcext:value-type="string">
            <text:p>Supplier 2</text:p>
            <text:p>Link</text:p>
          </table:table-cell>
          <table:table-cell table:style-name="ce4" table:number-columns-repeated="1005"/>
        </table:table-row>
        <table:table-row table:style-name="ro2">
          <table:table-cell office:value-type="string" calcext:value-type="string">
            <text:p>C1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25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 C11 C12 C2 C37 C5 C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13 C43 C44 C6 C78 C8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4 C15 C16 C17 C24 C30 C7 C84 C85 C86 C87 C89 C90 C9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18 C19 C20 C21 C22 C23 C53 C54 C56 C58 C61 C62 C65 C68 C69 C70 C71 C73 C75 C76 C77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VJ0402D560JXAA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-VJ0402D560JXAAJ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25 C26 C27 C28 C29 C3 C31 C32 C3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34 C35 C45 C47 C49 C5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36 C39 C40 C41 C42 C46 C48 C63 C64 C82 C8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_NoSilk</text:p>
          </table:table-cell>
          <table:table-cell/>
          <table:table-cell office:value-type="string" calcext:value-type="string">
            <text:p>10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8 C4 C79 C8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1 C52 C57 C60 C72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5 C8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p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9 C66 C6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7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 J11 J12 J1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rpi_mounting_hole:rpi_mounting_ho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 J3 J4 J5 J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L</text:p>
          </table:table-cell>
          <table:table-cell office:value-type="string" calcext:value-type="string">
            <text:p>hirose:u.fl</text:p>
          </table:table-cell>
          <table:table-cell office:value-type="string" calcext:value-type="string">
            <text:p><text:a xlink:href="http://www.mouser.com/ds/2/238/conufl001-smd-1130574.pdf" xlink:type="simple">Datasheet</text:a></text:p>
          </table:table-cell>
          <table:table-cell table:number-columns-repeated="3"/>
          <table:table-cell office:value-type="string" calcext:value-type="string">
            <text:p>Linx Technologies</text:p>
          </table:table-cell>
          <table:table-cell office:value-type="string" calcext:value-type="string">
            <text:p>CONUFL001-SM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12-CONUFL001-SMD </text:p>
          </table:table-cell>
          <table:table-cell office:value-type="string" calcext:value-type="string">
            <text:p><text:a xlink:href="http://www.mouser.co.za/ProductDetail/Linx-Technologies/CONUFL001-SMD/?qs=sGAEpiMZZMuLQf%252bEuFsOrkd7M7rmHNHiMjTUSDUCtyLMhqpa4ZqH7g==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3_header</text:p>
          </table:table-cell>
          <table:table-cell office:value-type="string" calcext:value-type="string">
            <text:p>Socket_Strips:Socket_Strip_Straight_2x20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:SMA_THT_Jack_Straigh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s_SMD:L_0603</text:p>
          </table:table-cell>
          <table:table-cell table:number-columns-repeated="2"/>
          <table:table-cell office:value-type="string" calcext:value-type="string">
            <text:p>1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10 L11 L12 L13 L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Inductors_SMD:L_08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KOA Speer Electronics</text:p>
          </table:table-cell>
          <table:table-cell office:value-type="string" calcext:value-type="string">
            <text:p>KQT0402TTD8N2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60-KQT0402TTD8N2J</text:p>
          </table:table-cell>
          <table:table-cell office:value-type="string" calcext:value-type="string">
            <text:p><text:a xlink:href="http://www.mouser.co.za/ProductDetail/KOA-Speer/KQT0402TTD8N2J/?qs=sGAEpiMZZMsg%252by3WlYCkU68W26fs3mud3MphwJ5Of5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Bourns</text:p>
          </table:table-cell>
          <table:table-cell office:value-type="string" calcext:value-type="string">
            <text:p>CW100505-2N7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52-CW100505-2N7D</text:p>
          </table:table-cell>
          <table:table-cell office:value-type="string" calcext:value-type="string">
            <text:p><text:a xlink:href="http://www.mouser.co.za/ProductDetail/Bourns/CW100505-2N7D/?qs=sGAEpiMZZMsg%252by3WlYCkU21QtWfnUCvaFOdisPv61a4%3D" xlink:type="simple">link</text:a>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TO_SOT_Packages_SMD:SOT-23</text:p>
          </table:table-cell>
          <table:table-cell table:number-columns-repeated="4"/>
          <table:table-cell office:value-type="string" calcext:value-type="string">
            <text:p>NXP</text:p>
          </table:table-cell>
          <table:table-cell office:value-type="string" calcext:value-type="string">
            <text:p>NXP BSS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1 R52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9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24K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24K9L </text:p>
          </table:table-cell>
          <table:table-cell office:value-type="string" calcext:value-type="string">
            <text:p><text:a xlink:href="http://www.mouser.co.za/ProductDetail/Yageo/RC0402FR-0724K9L/?qs=sGAEpiMZZMtlubZbdhIBIAZsRwDTkDfarE7jlxigHnk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2 R23 R26 R28 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3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30RL</text:p>
          </table:table-cell>
          <table:table-cell table:style-name="ce6" office:value-type="string" calcext:value-type="string">
            <text:p><text:a xlink:href="http://www.mouser.co.za/ProductDetail/Yageo/RC0402FR-07330RL/?qs=sGAEpiMZZMtlubZbdhIBIOcXbDHk16D4kiv%2FASbsIsc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4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<text:a xlink:href="http://www.mouser.co.za/ProductDetail/Yageo/RC0402FR-0710KL/?qs=sGAEpiMZZMtlubZbdhIBIPp9I5DmXL4oTFYHT01xAts%3D" xlink:type="simple">link</text:a>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R13 R14 R15 R21 R25 R27 R29 R30 R31 R32 R33 R34 R35 R51 R53 R54 R55 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1310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13100RL</text:p>
          </table:table-cell>
          <table:table-cell office:value-type="string" calcext:value-type="string">
            <text:p><text:a xlink:href="http://www.mouser.co.za/ProductDetail/Yageo/RC0402FR-13100RL/?qs=sGAEpiMZZMtlubZbdhIBIM2VF1SoZtZzoM%2FNel6tSqM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37 R3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9 R41 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 R11 R12 R4 R6 R9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0RL</text:p>
          </table:table-cell>
          <table:table-cell table:number-columns-repeated="3"/>
          <table:table-cell office:value-type="string" calcext:value-type="string">
            <text:p>603-RC0402FR-070RL </text:p>
          </table:table-cell>
          <table:table-cell table:style-name="ce6" office:value-type="string" calcext:value-type="string">
            <text:p><text:a xlink:href="http://www.mouser.co.za/ProductDetail/Yageo/RC0402FR-070RL/?qs=sGAEpiMZZMtlubZbdhIBIGhJWRsHPi3S816YogM5jUA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40 R46 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43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44 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2 R4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47 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48 R49 R56 R57 R58 R59 R60 R61 R62 R63 R6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6 R17 R18 R19 R20 R36 R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50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0K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0K9L</text:p>
          </table:table-cell>
          <table:table-cell office:value-type="string" calcext:value-type="string">
            <text:p><text:a xlink:href="http://www.mouser.co.za/ProductDetail/Yageo/RC0402FR-0730K9L/?qs=sGAEpiMZZMtlubZbdhIBIM2VF1SoZtZzJa1ROeWorGI%3D" xlink:type="simple">link</text:a></text:p>
          </table:table-cell>
          <table:table-cell table:number-columns-repeated="100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ren_B0430J50100AHF</text:p>
          </table:table-cell>
          <table:table-cell office:value-type="string" calcext:value-type="string">
            <text:p>anaren_balun:anaren_balun</text:p>
          </table:table-cell>
          <table:table-cell office:value-type="string" calcext:value-type="string">
            <text:p><text:a xlink:href="http://www.mouser.com/ds/2/21/B0430J50100AHF_DataSheet_RevA-15384.pdf" xlink:type="simple">Datasheet</text:a></text:p>
          </table:table-cell>
          <table:table-cell table:number-columns-repeated="3"/>
          <table:table-cell office:value-type="string" calcext:value-type="string">
            <text:p>Anaren</text:p>
          </table:table-cell>
          <table:table-cell office:value-type="string" calcext:value-type="string">
            <text:p>B0430J50100AH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20-B0430J50100AHF</text:p>
          </table:table-cell>
          <table:table-cell office:value-type="string" calcext:value-type="string">
            <text:p><text:a xlink:href="http://www.mouser.co.za/ProductDetail/Anaren/B0430J50100AHF/?qs=61pwXRo0i5hJ5yOyYTWnSA==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173-1052-1-ND </text:p>
          </table:table-cell>
          <table:table-cell office:value-type="string" calcext:value-type="string">
            <text:p><text:a xlink:href="https://www.digikey.com/product-detail/en/anaren/B0430J50100AHF/1173-1052-1-ND/3069250" xlink:type="simple">link</text:a>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11 U12 U15 U1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ataSF2314E</text:p>
          </table:table-cell>
          <table:table-cell office:value-type="string" calcext:value-type="string">
            <text:p>murata_saw_filter:murata_saw_filter</text:p>
          </table:table-cell>
          <table:table-cell office:value-type="string" calcext:value-type="string">
            <text:p><text:a xlink:href="http://www.mouser.com/ds/2/281/sf2314e-1100145.pdf" xlink:type="simple">Datasheet</text:a></text:p>
          </table:table-cell>
          <table:table-cell table:number-columns-repeated="3"/>
          <table:table-cell office:value-type="string" calcext:value-type="string">
            <text:p>muRata</text:p>
          </table:table-cell>
          <table:table-cell office:value-type="string" calcext:value-type="string">
            <text:p>SF2314E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SF2314E</text:p>
          </table:table-cell>
          <table:table-cell office:value-type="string" calcext:value-type="string">
            <text:p><text:a xlink:href="http://www.mouser.co.za/ProductDetail/Murata-Electronics/SF2314E/?qs=sGAEpiMZZMve4%2FbfQkoj%252bFzuxkdYKegGqVoXe9y9v1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F5043Z</text:p>
          </table:table-cell>
          <table:table-cell office:value-type="string" calcext:value-type="string">
            <text:p>quorvo:quorvo_spf5043z</text:p>
          </table:table-cell>
          <table:table-cell office:value-type="string" calcext:value-type="string">
            <text:p><text:a xlink:href="http://www.mouser.com/ds/2/412/pf5043z_product_data_sheet-781790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SPF5043Z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SPF5043Z</text:p>
          </table:table-cell>
          <table:table-cell office:value-type="string" calcext:value-type="string">
            <text:p><text:a xlink:href="http://www.mouser.co.za/ProductDetail/Qorvo/SPF5043Z/?qs=%2Fha2pyFaduhStHYnMGRtAiLb6IaucqT1eRMMpWH2SVs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PA0133TR7</text:p>
          </table:table-cell>
          <table:table-cell office:value-type="string" calcext:value-type="string">
            <text:p>Housings_DFN_QFN:QFN-16-1EP_3x3mm_Pitch0.5mm</text:p>
          </table:table-cell>
          <table:table-cell office:value-type="string" calcext:value-type="string">
            <text:p><text:a xlink:href="http://www.qorvo.com/products/d/da000936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PA0133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PA0133</text:p>
          </table:table-cell>
          <table:table-cell office:value-type="string" calcext:value-type="string">
            <text:p><text:a xlink:href="http://www.mouser.co.za/ProductDetail/RFMD-Qorvo/RFPA0133TR7/?qs=sGAEpiMZZMvlz5n0fllKWATqgPWG8eQn6VVjmVtxZc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W1012</text:p>
          </table:table-cell>
          <table:table-cell office:value-type="string" calcext:value-type="string">
            <text:p>quorvo:rfsw1012DS</text:p>
          </table:table-cell>
          <table:table-cell office:value-type="string" calcext:value-type="string">
            <text:p><text:a xlink:href="http://www.mouser.com/ds/2/412/RFSW1012%20Data%20Sheet-1112876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SW1012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SW1012</text:p>
          </table:table-cell>
          <table:table-cell office:value-type="string" calcext:value-type="string">
            <text:p><text:a xlink:href="http://www.mouser.co.za/ProductDetail/RFMD-Qorvo/RFSW1012TR7/?qs=sGAEpiMZZMtsfndvJ9ArQ90bVKksKeuds%252bUfgbeBh1W4MmRBC2XWYw%3D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-M8</text:p>
          </table:table-cell>
          <table:table-cell office:value-type="string" calcext:value-type="string">
            <text:p>max_8:MAX-M8</text:p>
          </table:table-cell>
          <table:table-cell office:value-type="string" calcext:value-type="string">
            <text:p><text:a xlink:href="https://www.u-blox.com/sites/default/files/MAX-8-M8-FW3_HardwareIntegrationManual_%28UBX-15030059%29.pdf" xlink:type="simple">Datasheet</text:a></text:p>
          </table:table-cell>
          <table:table-cell table:number-columns-repeated="3"/>
          <table:table-cell office:value-type="string" calcext:value-type="string">
            <text:p>U-blox</text:p>
          </table:table-cell>
          <table:table-cell office:value-type="string" calcext:value-type="string">
            <text:p>MAX-M8Q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672-1003-1-ND </text:p>
          </table:table-cell>
          <table:table-cell office:value-type="string" calcext:value-type="string">
            <text:p><text:a xlink:href="https://www.digikey.com/product-detail/en/u-blox-america-inc/MAX-M8Q-0/672-1003-1-ND/6150666" xlink:type="simple">link</text:a></text:p>
          </table:table-cell>
          <table:table-cell/>
          <table:table-cell office:value-type="string" calcext:value-type="string">
            <text:p>RF Design</text:p>
          </table:table-cell>
          <table:table-cell office:value-type="string" calcext:value-type="string">
            <text:p>MAX-M8Q-0-000-1</text:p>
          </table:table-cell>
          <table:table-cell office:value-type="string" calcext:value-type="string">
            <text:p><text:a xlink:href="http://rf-design.co.za/product/u-blox-m8-rom-based-gnss-module-2-7-3-6v/" xlink:type="simple">link</text:a>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12</text:p>
          </table:table-cell>
          <table:table-cell office:value-type="string" calcext:value-type="string">
            <text:p>Housings_SSOP:MSOP-8_3x3mm_Pitch0.65mm</text:p>
          </table:table-cell>
          <table:table-cell office:value-type="string" calcext:value-type="string">
            <text:p><text:a xlink:href="http://ww1.microchip.com/downloads/en/DeviceDoc/21921C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612T-ADJI/MS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612T-ADJI/MS</text:p>
          </table:table-cell>
          <table:table-cell office:value-type="string" calcext:value-type="string">
            <text:p><text:a xlink:href="http://www.mouser.co.za/ProductDetail/Microchip-Technology/MCP1612T-ADJI-MS/?qs=sGAEpiMZZMvcAs5GUBtMdfsjFGee4qjo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726-3302E/SN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<text:a xlink:href="http://ww1.microchip.com/downloads/en/DeviceDoc/20001936D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726-3302E/SN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726-3302E/SN </text:p>
          </table:table-cell>
          <table:table-cell office:value-type="string" calcext:value-type="string">
            <text:p><text:a xlink:href="http://www.mouser.co.za/ProductDetail/Microchip-Technology/MCP1726-3302E-SN/?qs=sGAEpiMZZMsGz1a6aV8DcBjLwEx48RwIU4PeF4M2u70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4 U5 U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P1824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<text:a xlink:href="http://ww1.microchip.com/downloads/en/DeviceDoc/22070a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824T-3302E/O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824T-3302EOT</text:p>
          </table:table-cell>
          <table:table-cell office:value-type="string" calcext:value-type="string">
            <text:p><text:a xlink:href="http://www.mouser.co.za/ProductDetail/Microchip-Technology/MCP1824T-3302E-OT/?qs=sGAEpiMZZMsGz1a6aV8DcJ7KfjtCj7Xdte4NFGpAYyg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1301</text:p>
          </table:table-cell>
          <table:table-cell office:value-type="string" calcext:value-type="string">
            <text:p>Housings_DFN_QFN:QFN-64-1EP_9x9mm_Pitch0.5mm</text:p>
          </table:table-cell>
          <table:table-cell office:value-type="string" calcext:value-type="string">
            <text:p><text:a xlink:href="http://www.semtech.com/images/datasheet/sx1301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301</text:p>
          </table:table-cell>
          <table:table-cell table:style-name="ce7" office:value-type="string" calcext:value-type="string">
            <text:p><text:a xlink:href="http://www.semtech.com/wireless-rf/rf-transceivers/sx1301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301IMLTRCCT-ND</text:p>
          </table:table-cell>
          <table:table-cell office:value-type="string" calcext:value-type="string">
            <text:p><text:a xlink:href="https://www.digikey.com/product-detail/en/semtech-corporation/SX1301IMLTRC/SX1301IMLTRCCT-ND/7386313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8 U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Housings_DFN_QFN:QFN-32-1EP_5x5mm_Pitch0.5mm</text:p>
          </table:table-cell>
          <table:table-cell office:value-type="string" calcext:value-type="string">
            <text:p><text:a xlink:href="http://www.semtech.com/images/datasheet/sx1257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<text:a xlink:href="http://www.semtech.com/wireless-rf/rf-transceivers/sx1257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257IWLTRTCT-ND </text:p>
          </table:table-cell>
          <table:table-cell office:value-type="string" calcext:value-type="string">
            <text:p><text:a xlink:href="https://www.digikey.com/product-detail/en/semtech-corporation/SX1257IWLTRT/SX1257IWLTRTCT-ND/5226785" xlink:type="simple">link</text:a>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table:style-name="ce6"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133.333MHZ-LY-T</text:p>
          </table:table-cell>
          <table:table-cell table:number-columns-repeated="3"/>
          <table:table-cell office:value-type="string" calcext:value-type="string">
            <text:p>815-ASEMB-133.3-LY-T </text:p>
          </table:table-cell>
          <table:table-cell office:value-type="string" calcext:value-type="string">
            <text:p><text:a xlink:href="http://www.mouser.co.za/ProductDetail/ABRACON/ASEMB-133333MHZ-LY-T/?qs=sGAEpiMZZMtldj7qu1ydrUzyia3WNPfaFz0ZCQZbj4Y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32.000MHZ-LY-T</text:p>
          </table:table-cell>
          <table:table-cell table:number-columns-repeated="3"/>
          <table:table-cell office:value-type="string" calcext:value-type="string">
            <text:p>815-ASEMB-32-LY-T </text:p>
          </table:table-cell>
          <table:table-cell office:value-type="string" calcext:value-type="string">
            <text:p><text:a xlink:href="http://www.mouser.co.za/ProductDetail/ABRACON/ASEMB-32000MHZ-LY-T/?qs=sGAEpiMZZMt8zWNA7msRClJaFxoPcR9saaCH2KDVIQ0%3D" xlink:type="simple">link</text:a></text:p>
          </table:table-cell>
          <table:table-cell table:number-columns-repeated="100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00/00/00</text:date>, <text:time style:data-style-name="N2" text:time-value="06:17:01.32250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06:45:26.601545643</dc:date>
    <meta:editing-duration>PT2H17M52S</meta:editing-duration>
    <meta:editing-cycles>9</meta:editing-cycles>
    <meta:generator>LibreOffice/5.1.6.2$Linux_X86_64 LibreOffice_project/10m0$Build-2</meta:generator>
    <meta:document-statistic meta:table-count="1" meta:cell-count="394" meta:object-count="0"/>
  </office:meta>
</office:document-meta>
</file>